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55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397cm" fo:padding-top="0.125cm" fo:padding-bottom="0.125cm" fo:padding-left="0.25cm" fo:padding-right="0.25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1.787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xml:id="id1" draw:id="id1" draw:layer="layout" svg:width="2.566cm" svg:height="0.872cm" svg:x="18.926cm" svg:y="1.27cm">
          <text:p text:style-name="P1"><text:span text:style-name="T1">B</text:span><text:span text:style-name="T1">o</text:span><text:span text:style-name="T1">ar</text:span><text:span text:style-name="T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xml:id="id2" draw:id="id2" draw:layer="layout" svg:width="3.046cm" svg:height="0.872cm" svg:x="11.808cm" svg:y="4.203cm">
          <text:p text:style-name="P1"><text:span text:style-name="T1">RealBoar</text:span><text:span text:style-name="T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4" draw:id="id4" draw:layer="layout" svg:width="4cm" svg:height="0.872cm" svg:x="8.066cm" svg:y="6.858cm">
          <text:p text:style-name="P1"><text:span text:style-name="T1">Arduino</text:span><text:span text:style-name="T1">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3" draw:id="id3" draw:layer="layout" svg:width="4.09cm" svg:height="0.872cm" svg:x="21.709cm" svg:y="4.191cm">
          <text:p text:style-name="P1"><text:span text:style-name="T2">Simulated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xml:id="id6" draw:id="id6" draw:layer="layout" svg:width="3.054cm" svg:height="0.872cm" svg:x="2.794cm" svg:y="12.224cm">
          <text:p text:style-name="P1"><text:span text:style-name="T1">Butt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" draw:text-style-name="P3" xml:id="id5" draw:id="id5" draw:layer="layout" svg:width="2.896cm" svg:height="0.872cm" svg:x="11.582cm" svg:y="12.182cm">
          <text:p text:style-name="P1"><text:span text:style-name="T1">Mock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" draw:text-style-name="P4" draw:layer="layout" draw:type="line" svg:x1="20.209cm" svg:y1="2.142cm" svg:x2="13.331cm" svg:y2="4.203cm" draw:start-shape="id1" draw:start-glue-point="2" draw:end-shape="id2" draw:end-glue-point="0" svg:d="M20209 2142l-6878 2061" svg:viewBox="0 0 6879 2062">
          <text:p/>
        </draw:connector>
        <draw:connector draw:style-name="gr4" draw:text-style-name="P4" draw:layer="layout" draw:type="line" svg:x1="20.209cm" svg:y1="2.142cm" svg:x2="23.754cm" svg:y2="4.191cm" draw:start-shape="id1" draw:start-glue-point="2" draw:end-shape="id3" draw:end-glue-point="0" svg:d="M20209 2142l3545 2049" svg:viewBox="0 0 3546 2050">
          <text:p/>
        </draw:connector>
        <draw:connector draw:style-name="gr4" draw:text-style-name="P4" draw:layer="layout" draw:type="line" svg:x1="10.066cm" svg:y1="7.73cm" svg:x2="13.03cm" svg:y2="12.182cm" draw:start-shape="id4" draw:start-glue-point="2" draw:end-shape="id5" draw:end-glue-point="0" svg:d="M10066 7730l2964 4452" svg:viewBox="0 0 2965 4453">
          <text:p/>
        </draw:connector>
        <draw:connector draw:style-name="gr4" draw:text-style-name="P4" draw:layer="layout" draw:type="line" svg:x1="10.066cm" svg:y1="7.73cm" svg:x2="4.321cm" svg:y2="12.224cm" draw:start-shape="id4" draw:start-glue-point="2" draw:end-shape="id6" draw:end-glue-point="0" svg:d="M10066 7730l-5745 4494" svg:viewBox="0 0 5746 4495">
          <text:p/>
        </draw:connector>
        <draw:custom-shape draw:name="CustomShape 3" draw:style-name="gr5" draw:text-style-name="P3" xml:id="id7" draw:id="id7" draw:layer="layout" svg:width="2.286cm" svg:height="0.872cm" svg:x="14.986cm" svg:y="6.848cm">
          <text:p text:style-name="P1"><text:span text:style-name="T1">Tiny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" draw:text-style-name="P4" draw:layer="layout" draw:type="line" svg:x1="13.331cm" svg:y1="5.075cm" svg:x2="9.823cm" svg:y2="6.699cm" svg:d="M13331 5075l-3508 1624" svg:viewBox="0 0 3509 1625">
          <text:p/>
        </draw:connector>
        <draw:connector draw:style-name="gr4" draw:text-style-name="P4" draw:layer="layout" draw:type="line" svg:x1="13.331cm" svg:y1="5.075cm" svg:x2="16.129cm" svg:y2="6.848cm" draw:end-shape="id7" draw:end-glue-point="0" svg:d="M13331 5075l2798 1773" svg:viewBox="0 0 2799 1774">
          <text:p/>
        </draw:connector>
        <draw:custom-shape draw:name="CustomShape 11" draw:style-name="gr2" draw:text-style-name="P3" xml:id="id8" draw:id="id8" draw:layer="layout" svg:width="3.054cm" svg:height="0.872cm" svg:x="7.594cm" svg:y="12.224cm">
          <text:p text:style-name="P1"><text:span text:style-name="T1">Teensy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" draw:text-style-name="P4" draw:layer="layout" draw:type="line" svg:x1="10.067cm" svg:y1="7.73cm" svg:x2="9.121cm" svg:y2="12.224cm" draw:end-shape="id8" draw:end-glue-point="0" svg:d="M10067 7730l-946 4494" svg:viewBox="0 0 947 4495">
          <text:p/>
        </draw:connecto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dc:language>en-US</dc:language>
    <dc:date>2021-03-18T01:33:34.761656016</dc:date>
    <meta:editing-cycles>81</meta:editing-cycles>
    <meta:editing-duration>PT2H35M7S</meta:editing-duration>
    <meta:generator>LibreOffice/6.0.7.3$Linux_X86_64 LibreOffice_project/00m0$Build-3</meta:generator>
    <meta:document-statistic meta:object-count="35"/>
  </office:meta>
</office:document-meta>
</file>